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ingdings" svg:font-family="Wingding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objectwithoutfill">
      <style:graphic-properties svg:stroke-color="#3465a4" draw:fill="none" draw:fill-color="#00a933" draw:textarea-horizontal-align="center" draw:textarea-vertical-align="middle" loext:decorative="false"/>
    </style:style>
    <style:style style:name="gr3" style:family="graphic" style:parent-style-name="standard">
      <style:graphic-properties svg:stroke-color="#3465a4" draw:fill-color="#00a933" draw:textarea-horizontal-align="justify" draw:textarea-vertical-align="middle" draw:auto-grow-height="false" fo:min-height="0.126cm" fo:min-width="0.376cm" loext:decorative="false"/>
    </style:style>
    <style:style style:name="gr4" style:family="graphic" style:parent-style-name="standard">
      <style:graphic-properties svg:stroke-color="#3465a4" draw:fill-color="#00a933" draw:textarea-horizontal-align="justify" draw:textarea-vertical-align="middle" draw:auto-grow-height="false" fo:min-height="0.25cm" fo:min-width="0.25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 draw:fill-color="#00a933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color="#00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2" style:family="text">
      <style:text-properties fo:color="#000000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3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4" style:family="text">
      <style:text-properties fo:color="#000000" loext:opacity="100%" style:font-name="Wingdings" fo:font-size="12pt" fo:font-weight="normal" style:font-name-asian="Wingdings" style:font-size-asian="12pt" style:font-weight-asian="normal" style:font-name-complex="Wingdings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843cm" svg:height="0.425cm" svg:x="8.121cm" svg:y="2.587cm">
          <draw:text-box>
            <text:p text:style-name="P1"><text:span text:style-name="T1">Économie générale : TD n°1 </text:span></text:p>
          </draw:text-box>
        </draw:frame>
        <draw:frame draw:style-name="gr1" draw:text-style-name="P2" draw:layer="layout" svg:width="1.406cm" svg:height="0.425cm" svg:x="2.498cm" svg:y="3.103cm">
          <draw:text-box>
            <text:p text:style-name="P1"><text:span text:style-name="T2">1. QCM </text:span></text:p>
          </draw:text-box>
        </draw:frame>
        <draw:frame draw:style-name="gr1" draw:text-style-name="P2" draw:layer="layout" svg:width="13.524cm" svg:height="0.425cm" svg:x="2.498cm" svg:y="3.62cm">
          <draw:text-box>
            <text:p text:style-name="P1"><text:span text:style-name="T1">Pour chaque proposition, une ou plusieurs réponses sont possibles. A justifier. </text:span></text:p>
          </draw:text-box>
        </draw:frame>
        <draw:frame draw:style-name="gr1" draw:text-style-name="P2" draw:layer="layout" svg:width="0.422cm" svg:height="0.425cm" svg:x="2.498cm" svg:y="4.13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2.692cm" svg:y="4.652cm">
          <draw:text-box>
            <text:p text:style-name="P1"><text:span text:style-name="T1">1. </text:span></text:p>
          </draw:text-box>
        </draw:frame>
        <draw:frame draw:style-name="gr1" draw:text-style-name="P2" draw:layer="layout" svg:width="4.15cm" svg:height="0.425cm" svg:x="3.683cm" svg:y="4.652cm">
          <draw:text-box>
            <text:p text:style-name="P1"><text:span text:style-name="T1">L’eau est une ressource </text:span></text:p>
          </draw:text-box>
        </draw:frame>
        <draw:frame draw:style-name="gr1" draw:text-style-name="P2" draw:layer="layout" svg:width="0.422cm" svg:height="0.425cm" svg:x="4.318cm" svg:y="5.169cm">
          <draw:text-box>
            <text:p text:style-name="P1"><text:span text:style-name="T1">a.</text:span></text:p>
          </draw:text-box>
        </draw:frame>
        <draw:frame draw:style-name="gr1" draw:text-style-name="P2" draw:layer="layout" svg:width="0.422cm" svg:height="0.475cm" svg:x="4.628cm" svg:y="5.10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768cm" svg:height="0.425cm" svg:x="4.953cm" svg:y="5.169cm">
          <draw:text-box>
            <text:p text:style-name="P1"><text:span text:style-name="T1">naturelle non renouvelable </text:span></text:p>
          </draw:text-box>
        </draw:frame>
        <draw:frame draw:style-name="gr1" draw:text-style-name="P2" draw:layer="layout" svg:width="0.422cm" svg:height="0.425cm" svg:x="4.318cm" svg:y="5.685cm">
          <draw:text-box>
            <text:p text:style-name="P1"><text:span text:style-name="T1">b.</text:span></text:p>
          </draw:text-box>
        </draw:frame>
        <draw:frame draw:style-name="gr1" draw:text-style-name="P2" draw:layer="layout" svg:width="0.422cm" svg:height="0.475cm" svg:x="4.647cm" svg:y="5.6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969cm" svg:height="0.425cm" svg:x="4.953cm" svg:y="5.685cm">
          <draw:text-box>
            <text:p text:style-name="P1"><text:span text:style-name="T1">matérielle non renouvelable </text:span></text:p>
          </draw:text-box>
        </draw:frame>
        <draw:frame draw:style-name="gr1" draw:text-style-name="P2" draw:layer="layout" svg:width="0.422cm" svg:height="0.425cm" svg:x="4.318cm" svg:y="6.202cm">
          <draw:text-box>
            <text:p text:style-name="P1"><text:span text:style-name="T1">c.</text:span></text:p>
          </draw:text-box>
        </draw:frame>
        <draw:frame draw:style-name="gr1" draw:text-style-name="P2" draw:layer="layout" svg:width="0.422cm" svg:height="0.475cm" svg:x="4.604cm" svg:y="6.13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1cm" svg:height="0.425cm" svg:x="4.953cm" svg:y="6.202cm">
          <draw:text-box>
            <text:p text:style-name="P1"><text:span text:style-name="T1"><text:s/></text:span><text:span text:style-name="T1">naturelle renouvelable </text:span></text:p>
          </draw:text-box>
        </draw:frame>
        <draw:frame draw:style-name="gr1" draw:text-style-name="P2" draw:layer="layout" svg:width="0.425cm" svg:height="0.471cm" svg:x="17.433cm" svg:y="4.5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803cm" svg:height="0.471cm" svg:x="17.433cm" svg:y="5.038cm">
          <draw:text-box>
            <text:p text:style-name="P1"><text:span text:style-name="T4">¨ </text:span></text:p>
          </draw:text-box>
        </draw:frame>
        <draw:frame draw:style-name="gr1" draw:text-style-name="P2" draw:layer="layout" svg:width="0.803cm" svg:height="0.471cm" svg:x="17.433cm" svg:y="5.504cm">
          <draw:text-box>
            <text:p text:style-name="P1"><text:span text:style-name="T4">¨ </text:span></text:p>
          </draw:text-box>
        </draw:frame>
        <draw:frame draw:style-name="gr1" draw:text-style-name="P2" draw:layer="layout" svg:width="0.422cm" svg:height="0.425cm" svg:x="2.692cm" svg:y="6.718cm">
          <draw:text-box>
            <text:p text:style-name="P1"><text:span text:style-name="T1">2. </text:span></text:p>
          </draw:text-box>
        </draw:frame>
        <draw:frame draw:style-name="gr1" draw:text-style-name="P2" draw:layer="layout" svg:width="2.603cm" svg:height="0.425cm" svg:x="3.683cm" svg:y="6.718cm">
          <draw:text-box>
            <text:p text:style-name="P1"><text:span text:style-name="T1">Un bien libre… </text:span></text:p>
          </draw:text-box>
        </draw:frame>
        <draw:frame draw:style-name="gr1" draw:text-style-name="P2" draw:layer="layout" svg:width="0.422cm" svg:height="0.425cm" svg:x="4.318cm" svg:y="7.243cm">
          <draw:text-box>
            <text:p text:style-name="P1"><text:span text:style-name="T1">a.</text:span></text:p>
          </draw:text-box>
        </draw:frame>
        <draw:frame draw:style-name="gr1" draw:text-style-name="P2" draw:layer="layout" svg:width="0.422cm" svg:height="0.475cm" svg:x="4.628cm" svg:y="7.17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819cm" svg:height="0.425cm" svg:x="4.953cm" svg:y="7.243cm">
          <draw:text-box>
            <text:p text:style-name="P1"><text:span text:style-name="T1">nécessite du travail humain </text:span></text:p>
          </draw:text-box>
        </draw:frame>
        <draw:frame draw:style-name="gr1" draw:text-style-name="P2" draw:layer="layout" svg:width="0.422cm" svg:height="0.425cm" svg:x="4.318cm" svg:y="7.76cm">
          <draw:text-box>
            <text:p text:style-name="P1"><text:span text:style-name="T1">b.</text:span></text:p>
          </draw:text-box>
        </draw:frame>
        <draw:frame draw:style-name="gr1" draw:text-style-name="P2" draw:layer="layout" svg:width="0.422cm" svg:height="0.475cm" svg:x="4.647cm" svg:y="7.69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022cm" svg:height="0.425cm" svg:x="4.953cm" svg:y="7.76cm">
          <draw:text-box>
            <text:p text:style-name="P1"><text:span text:style-name="T1">ne nécessite pas de travail humain </text:span></text:p>
          </draw:text-box>
        </draw:frame>
        <draw:frame draw:style-name="gr1" draw:text-style-name="P2" draw:layer="layout" svg:width="0.422cm" svg:height="0.425cm" svg:x="4.318cm" svg:y="8.276cm">
          <draw:text-box>
            <text:p text:style-name="P1"><text:span text:style-name="T1">c.</text:span></text:p>
          </draw:text-box>
        </draw:frame>
        <draw:frame draw:style-name="gr1" draw:text-style-name="P2" draw:layer="layout" svg:width="0.422cm" svg:height="0.475cm" svg:x="4.604cm" svg:y="8.21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.42cm" svg:height="0.425cm" svg:x="4.953cm" svg:y="8.276cm">
          <draw:text-box>
            <text:p text:style-name="P1"><text:span text:style-name="T1">est rare </text:span></text:p>
          </draw:text-box>
        </draw:frame>
        <draw:frame draw:style-name="gr1" draw:text-style-name="P2" draw:layer="layout" svg:width="0.422cm" svg:height="0.425cm" svg:x="17.433cm" svg:y="6.71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803cm" svg:height="0.471cm" svg:x="17.433cm" svg:y="7.155cm">
          <draw:text-box>
            <text:p text:style-name="P1"><text:span text:style-name="T4">¨ </text:span></text:p>
          </draw:text-box>
        </draw:frame>
        <draw:frame draw:style-name="gr1" draw:text-style-name="P2" draw:layer="layout" svg:width="0.803cm" svg:height="0.471cm" svg:x="17.433cm" svg:y="7.62cm">
          <draw:text-box>
            <text:p text:style-name="P1"><text:span text:style-name="T4">¨ </text:span></text:p>
          </draw:text-box>
        </draw:frame>
        <draw:frame draw:style-name="gr1" draw:text-style-name="P2" draw:layer="layout" svg:width="0.422cm" svg:height="0.471cm" svg:x="17.433cm" svg:y="8.095cm">
          <draw:text-box>
            <text:p text:style-name="P1"><text:span text:style-name="T4">¨</text:span></text:p>
          </draw:text-box>
        </draw:frame>
        <draw:frame draw:style-name="gr1" draw:text-style-name="P2" draw:layer="layout" svg:width="0.422cm" svg:height="0.425cm" svg:x="17.81cm" svg:y="8.15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2.692cm" svg:y="8.793cm">
          <draw:text-box>
            <text:p text:style-name="P1"><text:span text:style-name="T1">3. </text:span></text:p>
          </draw:text-box>
        </draw:frame>
        <draw:frame draw:style-name="gr1" draw:text-style-name="P2" draw:layer="layout" svg:width="8.847cm" svg:height="0.425cm" svg:x="3.683cm" svg:y="8.793cm">
          <draw:text-box>
            <text:p text:style-name="P1"><text:span text:style-name="T1">Un bien est rare quand sa quantité disponible est… </text:span></text:p>
          </draw:text-box>
        </draw:frame>
        <draw:frame draw:style-name="gr1" draw:text-style-name="P2" draw:layer="layout" svg:width="0.422cm" svg:height="0.425cm" svg:x="4.318cm" svg:y="9.309cm">
          <draw:text-box>
            <text:p text:style-name="P1"><text:span text:style-name="T1">a.</text:span></text:p>
          </draw:text-box>
        </draw:frame>
        <draw:frame draw:style-name="gr1" draw:text-style-name="P2" draw:layer="layout" svg:width="0.422cm" svg:height="0.475cm" svg:x="4.628cm" svg:y="9.24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09cm" svg:height="0.425cm" svg:x="4.953cm" svg:y="9.309cm">
          <draw:text-box>
            <text:p text:style-name="P1"><text:span text:style-name="T1">supérieure à la demande exprimée </text:span></text:p>
          </draw:text-box>
        </draw:frame>
        <draw:frame draw:style-name="gr1" draw:text-style-name="P2" draw:layer="layout" svg:width="0.422cm" svg:height="0.425cm" svg:x="4.318cm" svg:y="9.826cm">
          <draw:text-box>
            <text:p text:style-name="P1"><text:span text:style-name="T1">b.</text:span></text:p>
          </draw:text-box>
        </draw:frame>
        <draw:frame draw:style-name="gr1" draw:text-style-name="P2" draw:layer="layout" svg:width="0.422cm" svg:height="0.475cm" svg:x="4.647cm" svg:y="9.7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5.929cm" svg:height="0.425cm" svg:x="4.953cm" svg:y="9.826cm">
          <draw:text-box>
            <text:p text:style-name="P1"><text:span text:style-name="T1">inférieure à la demande exprimée </text:span></text:p>
          </draw:text-box>
        </draw:frame>
        <draw:frame draw:style-name="gr1" draw:text-style-name="P2" draw:layer="layout" svg:width="0.422cm" svg:height="0.425cm" svg:x="4.318cm" svg:y="10.342cm">
          <draw:text-box>
            <text:p text:style-name="P1"><text:span text:style-name="T1">c.</text:span></text:p>
          </draw:text-box>
        </draw:frame>
        <draw:frame draw:style-name="gr1" draw:text-style-name="P2" draw:layer="layout" svg:width="0.422cm" svg:height="0.475cm" svg:x="4.604cm" svg:y="10.27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5.154cm" svg:height="0.425cm" svg:x="4.953cm" svg:y="10.342cm">
          <draw:text-box>
            <text:p text:style-name="P1"><text:span text:style-name="T1">égale à la demande exprimée </text:span></text:p>
          </draw:text-box>
        </draw:frame>
        <draw:frame draw:style-name="gr1" draw:text-style-name="P2" draw:layer="layout" svg:width="0.422cm" svg:height="0.425cm" svg:x="17.433cm" svg:y="8.7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803cm" svg:height="0.471cm" svg:x="17.433cm" svg:y="9.221cm">
          <draw:text-box>
            <text:p text:style-name="P1"><text:span text:style-name="T4">¨ </text:span></text:p>
          </draw:text-box>
        </draw:frame>
        <draw:frame draw:style-name="gr1" draw:text-style-name="P2" draw:layer="layout" svg:width="0.803cm" svg:height="0.471cm" svg:x="17.433cm" svg:y="9.686cm">
          <draw:text-box>
            <text:p text:style-name="P1"><text:span text:style-name="T4">¨ </text:span></text:p>
          </draw:text-box>
        </draw:frame>
        <draw:frame draw:style-name="gr1" draw:text-style-name="P2" draw:layer="layout" svg:width="0.422cm" svg:height="0.471cm" svg:x="17.433cm" svg:y="10.16cm">
          <draw:text-box>
            <text:p text:style-name="P1"><text:span text:style-name="T4">¨</text:span></text:p>
          </draw:text-box>
        </draw:frame>
        <draw:frame draw:style-name="gr1" draw:text-style-name="P2" draw:layer="layout" svg:width="0.422cm" svg:height="0.425cm" svg:x="17.81cm" svg:y="10.22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2.692cm" svg:y="10.859cm">
          <draw:text-box>
            <text:p text:style-name="P1"><text:span text:style-name="T1">4. </text:span></text:p>
          </draw:text-box>
        </draw:frame>
        <draw:frame draw:style-name="gr1" draw:text-style-name="P2" draw:layer="layout" svg:width="12.359cm" svg:height="0.425cm" svg:x="3.683cm" svg:y="10.859cm">
          <draw:text-box>
            <text:p text:style-name="P1"><text:span text:style-name="T1">La science économique étudie les choix économiques dans un univers… </text:span></text:p>
          </draw:text-box>
        </draw:frame>
        <draw:frame draw:style-name="gr1" draw:text-style-name="P2" draw:layer="layout" svg:width="0.422cm" svg:height="0.425cm" svg:x="4.318cm" svg:y="11.375cm">
          <draw:text-box>
            <text:p text:style-name="P1"><text:span text:style-name="T1">a.</text:span></text:p>
          </draw:text-box>
        </draw:frame>
        <draw:frame draw:style-name="gr1" draw:text-style-name="P2" draw:layer="layout" svg:width="0.422cm" svg:height="0.475cm" svg:x="4.628cm" svg:y="11.30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.687cm" svg:height="0.425cm" svg:x="4.953cm" svg:y="11.375cm">
          <draw:text-box>
            <text:p text:style-name="P1"><text:span text:style-name="T1">de rareté </text:span></text:p>
          </draw:text-box>
        </draw:frame>
        <draw:frame draw:style-name="gr1" draw:text-style-name="P2" draw:layer="layout" svg:width="0.422cm" svg:height="0.425cm" svg:x="4.318cm" svg:y="11.891cm">
          <draw:text-box>
            <text:p text:style-name="P1"><text:span text:style-name="T1">b.</text:span></text:p>
          </draw:text-box>
        </draw:frame>
        <draw:frame draw:style-name="gr1" draw:text-style-name="P2" draw:layer="layout" svg:width="0.422cm" svg:height="0.475cm" svg:x="4.647cm" svg:y="11.82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.274cm" svg:height="0.425cm" svg:x="4.953cm" svg:y="11.891cm">
          <draw:text-box>
            <text:p text:style-name="P1"><text:span text:style-name="T1">illimité </text:span></text:p>
          </draw:text-box>
        </draw:frame>
        <draw:frame draw:style-name="gr1" draw:text-style-name="P2" draw:layer="layout" svg:width="0.422cm" svg:height="0.425cm" svg:x="4.318cm" svg:y="12.408cm">
          <draw:text-box>
            <text:p text:style-name="P1"><text:span text:style-name="T1">c.</text:span></text:p>
          </draw:text-box>
        </draw:frame>
        <draw:frame draw:style-name="gr1" draw:text-style-name="P2" draw:layer="layout" svg:width="0.422cm" svg:height="0.475cm" svg:x="4.604cm" svg:y="12.34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.676cm" svg:height="0.425cm" svg:x="4.953cm" svg:y="12.408cm">
          <draw:text-box>
            <text:p text:style-name="P1"><text:span text:style-name="T1">contraint </text:span></text:p>
          </draw:text-box>
        </draw:frame>
        <draw:frame draw:style-name="gr1" draw:text-style-name="P2" draw:layer="layout" svg:width="0.422cm" svg:height="0.425cm" svg:x="17.433cm" svg:y="10.8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803cm" svg:height="0.471cm" svg:x="17.433cm" svg:y="11.286cm">
          <draw:text-box>
            <text:p text:style-name="P1"><text:span text:style-name="T4">¨ </text:span></text:p>
          </draw:text-box>
        </draw:frame>
        <draw:frame draw:style-name="gr1" draw:text-style-name="P2" draw:layer="layout" svg:width="0.803cm" svg:height="0.471cm" svg:x="17.433cm" svg:y="11.752cm">
          <draw:text-box>
            <text:p text:style-name="P1"><text:span text:style-name="T4">¨ </text:span></text:p>
          </draw:text-box>
        </draw:frame>
        <draw:frame draw:style-name="gr1" draw:text-style-name="P2" draw:layer="layout" svg:width="0.422cm" svg:height="0.471cm" svg:x="17.433cm" svg:y="12.226cm">
          <draw:text-box>
            <text:p text:style-name="P1"><text:span text:style-name="T4">¨</text:span></text:p>
          </draw:text-box>
        </draw:frame>
        <draw:frame draw:style-name="gr1" draw:text-style-name="P2" draw:layer="layout" svg:width="0.422cm" svg:height="0.425cm" svg:x="17.81cm" svg:y="12.28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2.692cm" svg:y="12.924cm">
          <draw:text-box>
            <text:p text:style-name="P1"><text:span text:style-name="T1">5. </text:span></text:p>
          </draw:text-box>
        </draw:frame>
        <draw:frame draw:style-name="gr1" draw:text-style-name="P2" draw:layer="layout" svg:width="4.197cm" svg:height="0.425cm" svg:x="3.683cm" svg:y="12.924cm">
          <draw:text-box>
            <text:p text:style-name="P1"><text:span text:style-name="T1">Les besoins secondaires </text:span></text:p>
          </draw:text-box>
        </draw:frame>
        <draw:frame draw:style-name="gr1" draw:text-style-name="P2" draw:layer="layout" svg:width="0.422cm" svg:height="0.425cm" svg:x="4.318cm" svg:y="13.441cm">
          <draw:text-box>
            <text:p text:style-name="P1"><text:span text:style-name="T1">a.</text:span></text:p>
          </draw:text-box>
        </draw:frame>
        <draw:frame draw:style-name="gr1" draw:text-style-name="P2" draw:layer="layout" svg:width="0.422cm" svg:height="0.475cm" svg:x="4.628cm" svg:y="13.37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195cm" svg:height="0.425cm" svg:x="4.953cm" svg:y="13.441cm">
          <draw:text-box>
            <text:p text:style-name="P1"><text:span text:style-name="T1">doivent être satisfaits pour survivre </text:span></text:p>
          </draw:text-box>
        </draw:frame>
        <draw:frame draw:style-name="gr1" draw:text-style-name="P2" draw:layer="layout" svg:width="0.422cm" svg:height="0.425cm" svg:x="4.318cm" svg:y="13.957cm">
          <draw:text-box>
            <text:p text:style-name="P1"><text:span text:style-name="T1">b.</text:span></text:p>
          </draw:text-box>
        </draw:frame>
        <draw:frame draw:style-name="gr1" draw:text-style-name="P2" draw:layer="layout" svg:width="0.422cm" svg:height="0.475cm" svg:x="4.647cm" svg:y="13.89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1.891cm" svg:height="0.425cm" svg:x="4.953cm" svg:y="13.957cm">
          <draw:text-box>
            <text:p text:style-name="P1"><text:span text:style-name="T1">correspondent d’avantage aux 2 premiers niveaux de la pyramide de </text:span></text:p>
          </draw:text-box>
        </draw:frame>
        <draw:frame draw:style-name="gr1" draw:text-style-name="P2" draw:layer="layout" svg:width="1.451cm" svg:height="0.425cm" svg:x="4.953cm" svg:y="14.474cm">
          <draw:text-box>
            <text:p text:style-name="P1"><text:span text:style-name="T1">Maslow </text:span></text:p>
          </draw:text-box>
        </draw:frame>
        <draw:frame draw:style-name="gr1" draw:text-style-name="P2" draw:layer="layout" svg:width="0.422cm" svg:height="0.425cm" svg:x="4.318cm" svg:y="14.99cm">
          <draw:text-box>
            <text:p text:style-name="P1"><text:span text:style-name="T1">c.</text:span></text:p>
          </draw:text-box>
        </draw:frame>
        <draw:frame draw:style-name="gr1" draw:text-style-name="P2" draw:layer="layout" svg:width="0.422cm" svg:height="0.475cm" svg:x="4.604cm" svg:y="14.92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7.674cm" svg:height="0.425cm" svg:x="4.953cm" svg:y="14.99cm">
          <draw:text-box>
            <text:p text:style-name="P1"><text:span text:style-name="T1">sont qualifiés par Keynès de besoins sociaux </text:span></text:p>
          </draw:text-box>
        </draw:frame>
        <draw:frame draw:style-name="gr1" draw:text-style-name="P2" draw:layer="layout" svg:width="0.422cm" svg:height="0.425cm" svg:x="4.318cm" svg:y="15.507cm">
          <draw:text-box>
            <text:p text:style-name="P1"><text:span text:style-name="T1">d.</text:span></text:p>
          </draw:text-box>
        </draw:frame>
        <draw:frame draw:style-name="gr1" draw:text-style-name="P2" draw:layer="layout" svg:width="0.422cm" svg:height="0.475cm" svg:x="4.647cm" svg:y="15.44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222cm" svg:height="0.425cm" svg:x="4.953cm" svg:y="15.507cm">
          <draw:text-box>
            <text:p text:style-name="P1"><text:span text:style-name="T1">sont en quantité limitée </text:span></text:p>
          </draw:text-box>
        </draw:frame>
        <draw:frame draw:style-name="gr1" draw:text-style-name="P2" draw:layer="layout" svg:width="0.425cm" svg:height="0.471cm" svg:x="17.433cm" svg:y="12.8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803cm" svg:height="0.471cm" svg:x="17.433cm" svg:y="13.302cm">
          <draw:text-box>
            <text:p text:style-name="P1"><text:span text:style-name="T4">¨ </text:span></text:p>
          </draw:text-box>
        </draw:frame>
        <draw:frame draw:style-name="gr1" draw:text-style-name="P2" draw:layer="layout" svg:width="0.803cm" svg:height="0.471cm" svg:x="17.433cm" svg:y="13.776cm">
          <draw:text-box>
            <text:p text:style-name="P1"><text:span text:style-name="T4">¨ </text:span></text:p>
          </draw:text-box>
        </draw:frame>
        <draw:frame draw:style-name="gr1" draw:text-style-name="P2" draw:layer="layout" svg:width="0.425cm" svg:height="0.471cm" svg:x="17.433cm" svg:y="14.24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803cm" svg:height="0.471cm" svg:x="17.433cm" svg:y="14.715cm">
          <draw:text-box>
            <text:p text:style-name="P1"><text:span text:style-name="T4">¨ </text:span></text:p>
          </draw:text-box>
        </draw:frame>
        <draw:frame draw:style-name="gr1" draw:text-style-name="P2" draw:layer="layout" svg:width="0.422cm" svg:height="0.471cm" svg:x="17.433cm" svg:y="15.181cm">
          <draw:text-box>
            <text:p text:style-name="P1"><text:span text:style-name="T4">¨</text:span></text:p>
          </draw:text-box>
        </draw:frame>
        <draw:frame draw:style-name="gr1" draw:text-style-name="P2" draw:layer="layout" svg:width="0.422cm" svg:height="0.425cm" svg:x="17.81cm" svg:y="15.24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2.692cm" svg:y="16.023cm">
          <draw:text-box>
            <text:p text:style-name="P1"><text:span text:style-name="T1">6. </text:span></text:p>
          </draw:text-box>
        </draw:frame>
        <draw:frame draw:style-name="gr1" draw:text-style-name="P2" draw:layer="layout" svg:width="10.648cm" svg:height="0.425cm" svg:x="3.683cm" svg:y="16.023cm">
          <draw:text-box>
            <text:p text:style-name="P1"><text:span text:style-name="T1">Les arbitrages et choix économiques sont indispensables car : </text:span></text:p>
          </draw:text-box>
        </draw:frame>
        <draw:frame draw:style-name="gr1" draw:text-style-name="P2" draw:layer="layout" svg:width="0.422cm" svg:height="0.425cm" svg:x="4.318cm" svg:y="16.54cm">
          <draw:text-box>
            <text:p text:style-name="P1"><text:span text:style-name="T1">a.</text:span></text:p>
          </draw:text-box>
        </draw:frame>
        <draw:frame draw:style-name="gr1" draw:text-style-name="P2" draw:layer="layout" svg:width="0.422cm" svg:height="0.475cm" svg:x="4.628cm" svg:y="16.47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323cm" svg:height="0.425cm" svg:x="4.953cm" svg:y="16.54cm">
          <draw:text-box>
            <text:p text:style-name="P1"><text:span text:style-name="T1">les ressources sont rares </text:span></text:p>
          </draw:text-box>
        </draw:frame>
        <draw:frame draw:style-name="gr1" draw:text-style-name="P2" draw:layer="layout" svg:width="0.422cm" svg:height="0.425cm" svg:x="4.318cm" svg:y="17.056cm">
          <draw:text-box>
            <text:p text:style-name="P1"><text:span text:style-name="T1">b.</text:span></text:p>
          </draw:text-box>
        </draw:frame>
        <draw:frame draw:style-name="gr1" draw:text-style-name="P2" draw:layer="layout" svg:width="0.422cm" svg:height="0.475cm" svg:x="4.647cm" svg:y="16.9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8.438cm" svg:height="0.425cm" svg:x="4.953cm" svg:y="17.056cm">
          <draw:text-box>
            <text:p text:style-name="P1"><text:span text:style-name="T1">les agents économiques ont des besoins illimités </text:span></text:p>
          </draw:text-box>
        </draw:frame>
        <draw:frame draw:style-name="gr1" draw:text-style-name="P2" draw:layer="layout" svg:width="0.422cm" svg:height="0.425cm" svg:x="4.318cm" svg:y="17.573cm">
          <draw:text-box>
            <text:p text:style-name="P1"><text:span text:style-name="T1">c.</text:span></text:p>
          </draw:text-box>
        </draw:frame>
        <draw:frame draw:style-name="gr1" draw:text-style-name="P2" draw:layer="layout" svg:width="0.422cm" svg:height="0.475cm" svg:x="4.604cm" svg:y="17.50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0.356cm" svg:height="0.425cm" svg:x="4.953cm" svg:y="17.573cm">
          <draw:text-box>
            <text:p text:style-name="P1"><text:span text:style-name="T1">la plupart des biens dont nous disposons sont économiques </text:span></text:p>
          </draw:text-box>
        </draw:frame>
        <draw:frame draw:style-name="gr1" draw:text-style-name="P2" draw:layer="layout" svg:width="0.422cm" svg:height="0.425cm" svg:x="4.318cm" svg:y="18.089cm">
          <draw:text-box>
            <text:p text:style-name="P1"><text:span text:style-name="T1">d.</text:span></text:p>
          </draw:text-box>
        </draw:frame>
        <draw:frame draw:style-name="gr1" draw:text-style-name="P2" draw:layer="layout" svg:width="0.422cm" svg:height="0.475cm" svg:x="4.647cm" svg:y="18.02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8.981cm" svg:height="0.425cm" svg:x="4.953cm" svg:y="18.089cm">
          <draw:text-box>
            <text:p text:style-name="P1"><text:span text:style-name="T1">la plupart des biens dont nous disposons sont libres </text:span></text:p>
          </draw:text-box>
        </draw:frame>
        <draw:frame draw:style-name="gr1" draw:text-style-name="P2" draw:layer="layout" svg:width="0.422cm" svg:height="0.425cm" svg:x="17.433cm" svg:y="16.0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803cm" svg:height="0.471cm" svg:x="17.433cm" svg:y="16.451cm">
          <draw:text-box>
            <text:p text:style-name="P1"><text:span text:style-name="T4">¨ </text:span></text:p>
          </draw:text-box>
        </draw:frame>
        <draw:frame draw:style-name="gr1" draw:text-style-name="P2" draw:layer="layout" svg:width="0.803cm" svg:height="0.471cm" svg:x="17.433cm" svg:y="16.925cm">
          <draw:text-box>
            <text:p text:style-name="P1"><text:span text:style-name="T4">¨ </text:span></text:p>
          </draw:text-box>
        </draw:frame>
        <draw:frame draw:style-name="gr1" draw:text-style-name="P2" draw:layer="layout" svg:width="0.803cm" svg:height="0.471cm" svg:x="17.433cm" svg:y="17.391cm">
          <draw:text-box>
            <text:p text:style-name="P1"><text:span text:style-name="T4">¨ </text:span></text:p>
          </draw:text-box>
        </draw:frame>
        <draw:frame draw:style-name="gr1" draw:text-style-name="P2" draw:layer="layout" svg:width="0.803cm" svg:height="0.471cm" svg:x="17.433cm" svg:y="17.865cm">
          <draw:text-box>
            <text:p text:style-name="P1"><text:span text:style-name="T4">¨ </text:span></text:p>
          </draw:text-box>
        </draw:frame>
        <draw:frame draw:style-name="gr1" draw:text-style-name="P2" draw:layer="layout" svg:width="0.425cm" svg:height="0.471cm" svg:x="17.433cm" svg:y="18.33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25cm" svg:x="2.692cm" svg:y="18.893cm">
          <draw:text-box>
            <text:p text:style-name="P1"><text:span text:style-name="T1">7. </text:span></text:p>
          </draw:text-box>
        </draw:frame>
        <draw:frame draw:style-name="gr1" draw:text-style-name="P2" draw:layer="layout" svg:width="4.997cm" svg:height="0.425cm" svg:x="3.683cm" svg:y="18.893cm">
          <draw:text-box>
            <text:p text:style-name="P1"><text:span text:style-name="T1">L’allocation des ressources : <text:s/></text:span></text:p>
          </draw:text-box>
        </draw:frame>
        <draw:frame draw:style-name="gr1" draw:text-style-name="P2" draw:layer="layout" svg:width="0.422cm" svg:height="0.425cm" svg:x="4.318cm" svg:y="19.41cm">
          <draw:text-box>
            <text:p text:style-name="P1"><text:span text:style-name="T1">a.</text:span></text:p>
          </draw:text-box>
        </draw:frame>
        <draw:frame draw:style-name="gr1" draw:text-style-name="P2" draw:layer="layout" svg:width="0.422cm" svg:height="0.475cm" svg:x="4.628cm" svg:y="19.34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7.558cm" svg:height="0.425cm" svg:x="4.953cm" svg:y="19.41cm">
          <draw:text-box>
            <text:p text:style-name="P1"><text:span text:style-name="T1">est indispensable dans un univers de rareté </text:span></text:p>
          </draw:text-box>
        </draw:frame>
        <draw:frame draw:style-name="gr1" draw:text-style-name="P2" draw:layer="layout" svg:width="0.422cm" svg:height="0.425cm" svg:x="4.318cm" svg:y="19.926cm">
          <draw:text-box>
            <text:p text:style-name="P1"><text:span text:style-name="T1">b.</text:span></text:p>
          </draw:text-box>
        </draw:frame>
        <draw:frame draw:style-name="gr1" draw:text-style-name="P2" draw:layer="layout" svg:width="0.422cm" svg:height="0.475cm" svg:x="4.647cm" svg:y="19.86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7.756cm" svg:height="0.425cm" svg:x="4.953cm" svg:y="19.926cm">
          <draw:text-box>
            <text:p text:style-name="P1"><text:span text:style-name="T1">consiste à répartir les ressources disponibles </text:span></text:p>
          </draw:text-box>
        </draw:frame>
        <draw:frame draw:style-name="gr1" draw:text-style-name="P2" draw:layer="layout" svg:width="0.422cm" svg:height="0.425cm" svg:x="4.318cm" svg:y="20.443cm">
          <draw:text-box>
            <text:p text:style-name="P1"><text:span text:style-name="T1">c.</text:span></text:p>
          </draw:text-box>
        </draw:frame>
        <draw:frame draw:style-name="gr1" draw:text-style-name="P2" draw:layer="layout" svg:width="0.422cm" svg:height="0.475cm" svg:x="4.604cm" svg:y="20.37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8.303cm" svg:height="0.425cm" svg:x="4.953cm" svg:y="20.443cm">
          <draw:text-box>
            <text:p text:style-name="P1"><text:span text:style-name="T1">est nécessaire face à l’existence des biens libres </text:span></text:p>
          </draw:text-box>
        </draw:frame>
        <draw:frame draw:style-name="gr1" draw:text-style-name="P2" draw:layer="layout" svg:width="0.422cm" svg:height="0.425cm" svg:x="17.433cm" svg:y="18.8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803cm" svg:height="0.471cm" svg:x="17.433cm" svg:y="19.321cm">
          <draw:text-box>
            <text:p text:style-name="P1"><text:span text:style-name="T4">¨ </text:span></text:p>
          </draw:text-box>
        </draw:frame>
        <draw:frame draw:style-name="gr1" draw:text-style-name="P2" draw:layer="layout" svg:width="0.803cm" svg:height="0.471cm" svg:x="17.433cm" svg:y="19.787cm">
          <draw:text-box>
            <text:p text:style-name="P1"><text:span text:style-name="T4">¨ </text:span></text:p>
          </draw:text-box>
        </draw:frame>
        <draw:frame draw:style-name="gr1" draw:text-style-name="P2" draw:layer="layout" svg:width="0.422cm" svg:height="0.471cm" svg:x="17.433cm" svg:y="20.261cm">
          <draw:text-box>
            <text:p text:style-name="P1"><text:span text:style-name="T4">¨</text:span></text:p>
          </draw:text-box>
        </draw:frame>
        <draw:frame draw:style-name="gr1" draw:text-style-name="P2" draw:layer="layout" svg:width="0.422cm" svg:height="0.425cm" svg:x="17.81cm" svg:y="20.32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2.498cm" svg:y="20.9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713cm" svg:height="0.425cm" svg:x="2.498cm" svg:y="21.476cm">
          <draw:text-box>
            <text:p text:style-name="P1"><text:span text:style-name="T2">Activité 2 : </text:span><text:span text:style-name="T1">En vous basant sur vos connaissances : </text:span></text:p>
          </draw:text-box>
        </draw:frame>
        <draw:frame draw:style-name="gr1" draw:text-style-name="P2" draw:layer="layout" svg:width="0.422cm" svg:height="0.425cm" svg:x="3.133cm" svg:y="21.992cm">
          <draw:text-box>
            <text:p text:style-name="P1"><text:span text:style-name="T1">1.</text:span></text:p>
          </draw:text-box>
        </draw:frame>
        <draw:frame draw:style-name="gr1" draw:text-style-name="P2" draw:layer="layout" svg:width="0.422cm" svg:height="0.475cm" svg:x="3.454cm" svg:y="21.92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1.317cm" svg:height="0.849cm" svg:x="3.768cm" svg:y="21.992cm">
          <draw:text-box>
            <text:p text:style-name="P1"><text:span text:style-name="T1">Caractérisez la principale ressource concernée dans ce document.</text:span></text:p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3.133cm" svg:y="22.509cm">
          <draw:text-box>
            <text:p text:style-name="P1"><text:span text:style-name="T1">2.</text:span></text:p>
          </draw:text-box>
        </draw:frame>
        <draw:frame draw:style-name="gr1" draw:text-style-name="P2" draw:layer="layout" svg:width="0.422cm" svg:height="0.475cm" svg:x="3.454cm" svg:y="22.44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16cm" svg:height="0.425cm" svg:x="3.768cm" svg:y="22.509cm">
          <draw:text-box>
            <text:p text:style-name="P1"><text:span text:style-name="T1">Montrez si cette ressource est concernée par la problématique de rareté à moyen </text:span></text:p>
          </draw:text-box>
        </draw:frame>
        <draw:frame draw:style-name="gr1" draw:text-style-name="P2" draw:layer="layout" svg:width="1.253cm" svg:height="0.425cm" svg:x="3.768cm" svg:y="23.025cm">
          <draw:text-box>
            <text:p text:style-name="P1"><text:span text:style-name="T1">terme. </text:span></text:p>
          </draw:text-box>
        </draw:frame>
        <draw:frame draw:style-name="gr1" draw:text-style-name="P2" draw:layer="layout" svg:width="0.422cm" svg:height="0.425cm" svg:x="3.133cm" svg:y="23.542cm">
          <draw:text-box>
            <text:p text:style-name="P1"><text:span text:style-name="T1">3.</text:span></text:p>
          </draw:text-box>
        </draw:frame>
        <draw:frame draw:style-name="gr1" draw:text-style-name="P2" draw:layer="layout" svg:width="0.422cm" svg:height="0.475cm" svg:x="3.454cm" svg:y="23.47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3.688cm" svg:height="0.425cm" svg:x="3.768cm" svg:y="23.542cm">
          <draw:text-box>
            <text:p text:style-name="P1"><text:span text:style-name="T1">Montrez en quoi les arbitrages des utilisateurs de voiture pourraient influencer </text:span></text:p>
          </draw:text-box>
        </draw:frame>
        <draw:frame draw:style-name="gr1" draw:text-style-name="P2" draw:layer="layout" svg:width="5.716cm" svg:height="0.425cm" svg:x="3.768cm" svg:y="24.058cm">
          <draw:text-box>
            <text:p text:style-name="P1"><text:span text:style-name="T1">l'exploitation de cette ressource. </text:span></text:p>
          </draw:text-box>
        </draw:frame>
        <draw:frame draw:style-name="gr1" draw:text-style-name="P2" draw:layer="layout" svg:width="0.422cm" svg:height="0.425cm" svg:x="3.133cm" svg:y="24.575cm">
          <draw:text-box>
            <text:p text:style-name="P1"><text:span text:style-name="T1">1.</text:span></text:p>
          </draw:text-box>
        </draw:frame>
        <draw:frame draw:style-name="gr1" draw:text-style-name="P2" draw:layer="layout" svg:width="0.422cm" svg:height="0.475cm" svg:x="3.454cm" svg:y="24.50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878cm" svg:height="0.425cm" svg:x="3.768cm" svg:y="24.575cm">
          <draw:text-box>
            <text:p text:style-name="P1"><text:span text:style-name="T1">Identifiez les choix économiques faits par le gouvernement d'Arable Saoudite face à la </text:span></text:p>
          </draw:text-box>
        </draw:frame>
        <draw:frame draw:style-name="gr1" draw:text-style-name="P2" draw:layer="layout" svg:width="5.928cm" svg:height="0.425cm" svg:x="3.768cm" svg:y="25.091cm">
          <draw:text-box>
            <text:p text:style-name="P1"><text:span text:style-name="T1">baisse du prix du pétrole en 2017. </text:span></text:p>
          </draw:text-box>
        </draw:frame>
        <draw:frame draw:style-name="gr1" draw:text-style-name="P2" draw:layer="layout" svg:width="0.422cm" svg:height="0.425cm" svg:x="2.498cm" svg:y="25.60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2.498cm" svg:y="26.12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2.498cm" svg:y="26.64cm">
          <draw:text-box>
            <text:p text:style-name="P1"><text:span text:style-name="T1"><text:s/></text:span></text:p>
          </draw:text-box>
        </draw:frame>
        <draw:line draw:style-name="gr2" draw:text-style-name="P3" draw:layer="layout" svg:x1="17.4cm" svg:y1="6cm" svg:x2="17.9cm" svg:y2="6.25cm">
          <text:p/>
        </draw:line>
        <draw:line draw:style-name="gr2" draw:text-style-name="P3" draw:layer="layout" svg:x1="17.4cm" svg:y1="6.25cm" svg:x2="17.9cm" svg:y2="6cm">
          <text:p/>
        </draw:line>
        <draw:custom-shape draw:style-name="gr3" draw:text-style-name="P4" draw:layer="layout" svg:width="0.5cm" svg:height="0.25cm" svg:x="17.4cm" svg:y="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0.5cm" svg:height="0.25cm" svg:x="17.4cm" svg:y="9.7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5cm" svg:height="0.5cm" svg:x="17.4cm" svg:y="11.2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0.5cm" svg:height="0.25cm" svg:x="17.4cm" svg:y="7.7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5cm" svg:height="0.5cm" svg:x="17.4cm" svg:y="12.2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0.5cm" svg:height="0.25cm" svg:x="17.4cm" svg:y="14.7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0.5cm" svg:height="0.25cm" svg:x="17.4cm" svg:y="16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0.5cm" svg:height="0.25cm" svg:x="17.4cm" svg:y="1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0.5cm" svg:height="0.25cm" svg:x="17.4cm" svg:y="17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5cm" svg:height="0.5cm" svg:x="17.4cm" svg:y="19.7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5cm" svg:height="0.5cm" svg:x="17.4cm" svg:y="19.2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0.5cm" svg:height="4cm" svg:x="0.15cm" svg:y="25.5cm">
          <draw:text-box>
            <text:p>Le pétrole ressource non-renvlbl / non(assuré d’en avoir pour 50 ans(nv gisements) /- de demande donc – de consommation(autre motorisations(électrique)) / il a arbitré (réduire les dépenses et empreint ) </text:p>
          </draw:text-box>
        </draw:frame>
      </draw:page>
      <draw:page draw:name="page2" draw:style-name="dp1" draw:master-page-name="master-page3">
        <draw:frame draw:style-name="gr1" draw:text-style-name="P2" draw:layer="layout" svg:width="7.442cm" svg:height="0.425cm" svg:x="6.821cm" svg:y="2.587cm">
          <draw:text-box>
            <text:p text:style-name="P1"><text:span text:style-name="T2">On est encore loin de manquer de pétrole </text:span></text:p>
          </draw:text-box>
        </draw:frame>
        <draw:frame draw:style-name="gr1" draw:text-style-name="P2" draw:layer="layout" svg:width="16.416cm" svg:height="0.425cm" svg:x="2.498cm" svg:y="3.103cm">
          <draw:text-box>
            <text:p text:style-name="P1"><text:span text:style-name="T1">Manquerons-nous <text:s/>un <text:s/>jour <text:s/>de <text:s/>pétrole ? <text:s/>Si <text:s/>les <text:s/>prévisionnistes <text:s/>des <text:s/>années <text:s/>1970 <text:s/>avaient <text:s/>eu </text:span></text:p>
          </draw:text-box>
        </draw:frame>
        <draw:frame draw:style-name="gr1" draw:text-style-name="P2" draw:layer="layout" svg:width="15.536cm" svg:height="0.425cm" svg:x="2.498cm" svg:y="3.62cm">
          <draw:text-box>
            <text:p text:style-name="P1"><text:span text:style-name="T1">raison, cela fait longtemps que nous ne nous poserions plus la question. A l'époque, après </text:span></text:p>
          </draw:text-box>
        </draw:frame>
        <draw:frame draw:style-name="gr1" draw:text-style-name="P2" draw:layer="layout" svg:width="16.627cm" svg:height="0.425cm" svg:x="2.498cm" svg:y="4.136cm">
          <draw:text-box>
            <text:p text:style-name="P1"><text:span text:style-name="T1">avoir <text:s/>analysé <text:s/>avec <text:s/>soin <text:s/>l'évolution <text:s/>des <text:s/>réserves <text:s/>et <text:s/>de <text:s/>la <text:s/>demande, <text:s/>ces <text:s/>cassandres <text:s/>avalent </text:span></text:p>
          </draw:text-box>
        </draw:frame>
        <draw:frame draw:style-name="gr1" draw:text-style-name="P2" draw:layer="layout" svg:width="15.927cm" svg:height="0.425cm" svg:x="2.498cm" svg:y="4.652cm">
          <draw:text-box>
            <text:p text:style-name="P1"><text:span text:style-name="T1">conclu que la planète n'en recélerait plus une seule goutte au début des années 2000. Au vu </text:span></text:p>
          </draw:text-box>
        </draw:frame>
        <draw:frame draw:style-name="gr1" draw:text-style-name="P2" draw:layer="layout" svg:width="16.102cm" svg:height="0.425cm" svg:x="2.498cm" svg:y="5.169cm">
          <draw:text-box>
            <text:p text:style-name="P1"><text:span text:style-name="T1">de la folle progression de la consommation, certains juraient même que le tarissement aurait </text:span></text:p>
          </draw:text-box>
        </draw:frame>
        <draw:frame draw:style-name="gr1" draw:text-style-name="P2" draw:layer="layout" svg:width="3.571cm" svg:height="0.425cm" svg:x="2.498cm" svg:y="5.685cm">
          <draw:text-box>
            <text:p text:style-name="P1"><text:span text:style-name="T1">lieu autour de 1995. </text:span></text:p>
          </draw:text-box>
        </draw:frame>
        <draw:frame draw:style-name="gr1" draw:text-style-name="P2" draw:layer="layout" svg:width="15.995cm" svg:height="0.425cm" svg:x="2.498cm" svg:y="6.202cm">
          <draw:text-box>
            <text:p text:style-name="P1"><text:span text:style-name="T1">Vingt-deux ans après la date fatidique, l'humanité continue de brûler de l'or noir à qui mieux </text:span></text:p>
          </draw:text-box>
        </draw:frame>
        <draw:frame draw:style-name="gr1" draw:text-style-name="P2" draw:layer="layout" svg:width="14.491cm" svg:height="0.425cm" svg:x="2.498cm" svg:y="6.718cm">
          <draw:text-box>
            <text:p text:style-name="P1"><text:span text:style-name="T1">mieux, et les réserves prouvées (c'est-à-dire exploitables à 90 % avec les techniques </text:span></text:p>
          </draw:text-box>
        </draw:frame>
        <draw:frame draw:style-name="gr1" draw:text-style-name="P2" draw:layer="layout" svg:width="14.558cm" svg:height="0.425cm" svg:x="2.498cm" svg:y="7.243cm">
          <draw:text-box>
            <text:p text:style-name="P1"><text:span text:style-name="T1">actuelles et dans des conditions économiques acceptables) dépassent officiellement </text:span></text:p>
          </draw:text-box>
        </draw:frame>
        <draw:frame draw:style-name="gr1" draw:text-style-name="P2" draw:layer="layout" svg:width="5.811cm" svg:height="0.425cm" svg:x="2.498cm" svg:y="7.76cm">
          <draw:text-box>
            <text:p text:style-name="P1"><text:span text:style-name="T1">cinquante ans de consommation. </text:span></text:p>
          </draw:text-box>
        </draw:frame>
        <draw:frame draw:style-name="gr1" draw:text-style-name="P2" draw:layer="layout" svg:width="15.881cm" svg:height="0.425cm" svg:x="2.498cm" svg:y="8.276cm">
          <draw:text-box>
            <text:p text:style-name="P1"><text:span text:style-name="T1">Si l'optimisme reste de mise, c'est surtout que, à côté des gisements d'or noir classiques, les </text:span></text:p>
          </draw:text-box>
        </draw:frame>
        <draw:frame draw:style-name="gr1" draw:text-style-name="P2" draw:layer="layout" svg:width="16.3cm" svg:height="0.425cm" svg:x="2.498cm" svg:y="8.793cm">
          <draw:text-box>
            <text:p text:style-name="P1"><text:span text:style-name="T1">compagnies ont mis au jour d'énormes quantités de brut dit « non conventionnel ». Le pétrole </text:span></text:p>
          </draw:text-box>
        </draw:frame>
        <draw:frame draw:style-name="gr1" draw:text-style-name="P2" draw:layer="layout" svg:width="16.042cm" svg:height="0.425cm" svg:x="2.498cm" svg:y="9.309cm">
          <draw:text-box>
            <text:p text:style-name="P1"><text:span text:style-name="T1">extra lourd de l'Orénoque (qui fait désormais du Venezuela le premier détenteur de réserves </text:span></text:p>
          </draw:text-box>
        </draw:frame>
        <draw:frame draw:style-name="gr1" draw:text-style-name="P2" draw:layer="layout" svg:width="0.543cm" svg:height="0.425cm" svg:x="2.498cm" svg:y="9.826cm">
          <draw:text-box>
            <text:p text:style-name="P1"><text:span text:style-name="T1">du </text:span></text:p>
          </draw:text-box>
        </draw:frame>
        <draw:frame draw:style-name="gr1" draw:text-style-name="P2" draw:layer="layout" svg:width="1.549cm" svg:height="0.425cm" svg:x="3.174cm" svg:y="9.826cm">
          <draw:text-box>
            <text:p text:style-name="P1"><text:span text:style-name="T1">monde), </text:span></text:p>
          </draw:text-box>
        </draw:frame>
        <draw:frame draw:style-name="gr1" draw:text-style-name="P2" draw:layer="layout" svg:width="0.571cm" svg:height="0.425cm" svg:x="4.856cm" svg:y="9.826cm">
          <draw:text-box>
            <text:p text:style-name="P1"><text:span text:style-name="T1">les </text:span></text:p>
          </draw:text-box>
        </draw:frame>
        <draw:frame draw:style-name="gr1" draw:text-style-name="P2" draw:layer="layout" svg:width="1.162cm" svg:height="0.425cm" svg:x="5.56cm" svg:y="9.826cm">
          <draw:text-box>
            <text:p text:style-name="P1"><text:span text:style-name="T1">sables </text:span></text:p>
          </draw:text-box>
        </draw:frame>
        <draw:frame draw:style-name="gr1" draw:text-style-name="P2" draw:layer="layout" svg:width="2.056cm" svg:height="0.425cm" svg:x="6.855cm" svg:y="9.826cm">
          <draw:text-box>
            <text:p text:style-name="P1"><text:span text:style-name="T1">bitumineux </text:span></text:p>
          </draw:text-box>
        </draw:frame>
        <draw:frame draw:style-name="gr1" draw:text-style-name="P2" draw:layer="layout" svg:width="0.543cm" svg:height="0.425cm" svg:x="9.044cm" svg:y="9.826cm">
          <draw:text-box>
            <text:p text:style-name="P1"><text:span text:style-name="T1">du </text:span></text:p>
          </draw:text-box>
        </draw:frame>
        <draw:frame draw:style-name="gr1" draw:text-style-name="P2" draw:layer="layout" svg:width="1.377cm" svg:height="0.425cm" svg:x="9.72cm" svg:y="9.826cm">
          <draw:text-box>
            <text:p text:style-name="P1"><text:span text:style-name="T1">Canada </text:span></text:p>
          </draw:text-box>
        </draw:frame>
        <draw:frame draw:style-name="gr1" draw:text-style-name="P2" draw:layer="layout" svg:width="0.45cm" svg:height="0.425cm" svg:x="11.23cm" svg:y="9.826cm">
          <draw:text-box>
            <text:p text:style-name="P1"><text:span text:style-name="T1">et </text:span></text:p>
          </draw:text-box>
        </draw:frame>
        <draw:frame draw:style-name="gr1" draw:text-style-name="P2" draw:layer="layout" svg:width="0.422cm" svg:height="0.425cm" svg:x="11.814cm" svg:y="9.826cm">
          <draw:text-box>
            <text:p text:style-name="P1"><text:span text:style-name="T1">le </text:span></text:p>
          </draw:text-box>
        </draw:frame>
        <draw:frame draw:style-name="gr1" draw:text-style-name="P2" draw:layer="layout" svg:width="1.351cm" svg:height="0.425cm" svg:x="12.353cm" svg:y="9.826cm">
          <draw:text-box>
            <text:p text:style-name="P1"><text:span text:style-name="T1">pétrole </text:span></text:p>
          </draw:text-box>
        </draw:frame>
        <draw:frame draw:style-name="gr1" draw:text-style-name="P2" draw:layer="layout" svg:width="0.531cm" svg:height="0.425cm" svg:x="13.837cm" svg:y="9.826cm">
          <draw:text-box>
            <text:p text:style-name="P1"><text:span text:style-name="T1">de </text:span></text:p>
          </draw:text-box>
        </draw:frame>
        <draw:frame draw:style-name="gr1" draw:text-style-name="P2" draw:layer="layout" svg:width="1.28cm" svg:height="0.425cm" svg:x="14.501cm" svg:y="9.826cm">
          <draw:text-box>
            <text:p text:style-name="P1"><text:span text:style-name="T1">schiste </text:span></text:p>
          </draw:text-box>
        </draw:frame>
        <draw:frame draw:style-name="gr1" draw:text-style-name="P2" draw:layer="layout" svg:width="0.696cm" svg:height="0.425cm" svg:x="15.914cm" svg:y="9.826cm">
          <draw:text-box>
            <text:p text:style-name="P1"><text:span text:style-name="T1">des </text:span></text:p>
          </draw:text-box>
        </draw:frame>
        <draw:frame draw:style-name="gr1" draw:text-style-name="P2" draw:layer="layout" svg:width="1.843cm" svg:height="0.425cm" svg:x="16.744cm" svg:y="9.826cm">
          <draw:text-box>
            <text:p text:style-name="P1"><text:span text:style-name="T1">Etats-Unis </text:span></text:p>
          </draw:text-box>
        </draw:frame>
        <draw:frame draw:style-name="gr1" draw:text-style-name="P2" draw:layer="layout" svg:width="9.7cm" svg:height="0.425cm" svg:x="2.498cm" svg:y="10.342cm">
          <draw:text-box>
            <text:p text:style-name="P1"><text:span text:style-name="T1">représentent déjà près de 20 % des réserves mondiales. </text:span></text:p>
          </draw:text-box>
        </draw:frame>
        <draw:frame draw:style-name="gr1" draw:text-style-name="P2" draw:layer="layout" svg:width="16.093cm" svg:height="0.425cm" svg:x="2.498cm" svg:y="10.859cm">
          <draw:text-box>
            <text:p text:style-name="P1"><text:span text:style-name="T1">Bien <text:s/>sûr, <text:s/>ces <text:s/>hydrocarbures <text:s/>sont <text:s/>moins <text:s/>faciles <text:s/>à <text:s/>gérer <text:s/>que <text:s/>le <text:s/>brut <text:s/>conventionnel : <text:s/>leur </text:span></text:p>
          </draw:text-box>
        </draw:frame>
        <draw:frame draw:style-name="gr1" draw:text-style-name="P2" draw:layer="layout" svg:width="16.365cm" svg:height="0.425cm" svg:x="2.498cm" svg:y="11.375cm">
          <draw:text-box>
            <text:p text:style-name="P1"><text:span text:style-name="T1">extraction coûte en moyenne entre 40 et 75 dollars le baril, contre moins de 20 dans les sables </text:span></text:p>
          </draw:text-box>
        </draw:frame>
        <draw:frame draw:style-name="gr1" draw:text-style-name="P2" draw:layer="layout" svg:width="16.049cm" svg:height="0.425cm" svg:x="2.498cm" svg:y="11.891cm">
          <draw:text-box>
            <text:p text:style-name="P1"><text:span text:style-name="T1">du désert. Mais elles peuvent tout autant alimenter les réservoirs de nos 4x4, et nous mettre </text:span></text:p>
          </draw:text-box>
        </draw:frame>
        <draw:frame draw:style-name="gr1" draw:text-style-name="P2" draw:layer="layout" svg:width="3.717cm" svg:height="0.425cm" svg:x="2.498cm" svg:y="12.408cm">
          <draw:text-box>
            <text:p text:style-name="P1"><text:span text:style-name="T1">à l'abri de la pénurie. </text:span></text:p>
          </draw:text-box>
        </draw:frame>
        <draw:frame draw:style-name="gr1" draw:text-style-name="P2" draw:layer="layout" svg:width="16.66cm" svg:height="0.425cm" svg:x="2.498cm" svg:y="12.924cm">
          <draw:text-box>
            <text:p text:style-name="P1"><text:span text:style-name="T1">Du <text:s/>coup, <text:s/>dans <text:s/>les <text:s/>milieux <text:s/>pétroliers, <text:s/>la <text:s/>lancinante <text:s/>question <text:s/>du <text:s/>peak <text:s/>oil <text:s/>- <text:s/>à <text:s/>quelle <text:s/>date <text:s/>la </text:span></text:p>
          </draw:text-box>
        </draw:frame>
        <draw:frame draw:style-name="gr1" draw:text-style-name="P2" draw:layer="layout" svg:width="16.39cm" svg:height="0.425cm" svg:x="2.498cm" svg:y="13.441cm">
          <draw:text-box>
            <text:p text:style-name="P1"><text:span text:style-name="T1">production <text:s/>commencera-t-elle <text:s/>à <text:s/>décroitre <text:s/>et <text:s/>la <text:s/>ressource <text:s/>à <text:s/>manquer ? <text:s/>- <text:s/>ne <text:s/>se <text:s/>pose <text:s/>plus </text:span></text:p>
          </draw:text-box>
        </draw:frame>
        <draw:frame draw:style-name="gr1" draw:text-style-name="P2" draw:layer="layout" svg:width="15.837cm" svg:height="0.425cm" svg:x="2.498cm" svg:y="13.957cm">
          <draw:text-box>
            <text:p text:style-name="P1"><text:span text:style-name="T1">vraiment. <text:s/>Depuis <text:s/>deux <text:s/>ou <text:s/>trois <text:s/>ans, <text:s/>elle <text:s/>a <text:s/>cédé <text:s/>la <text:s/>place <text:s/>à <text:s/>une <text:s/>autre, <text:s/>nettement <text:s/>plus </text:span></text:p>
          </draw:text-box>
        </draw:frame>
        <draw:frame draw:style-name="gr1" draw:text-style-name="P2" draw:layer="layout" svg:width="15.906cm" svg:height="0.425cm" svg:x="2.498cm" svg:y="14.474cm">
          <draw:text-box>
            <text:p text:style-name="P1"><text:span text:style-name="T1">engageante pour l'avenir de la planète : à quelle date la demande de pétrole commencera-t-</text:span></text:p>
          </draw:text-box>
        </draw:frame>
        <draw:frame draw:style-name="gr1" draw:text-style-name="P2" draw:layer="layout" svg:width="16.06cm" svg:height="0.425cm" svg:x="2.498cm" svg:y="14.99cm">
          <draw:text-box>
            <text:p text:style-name="P1"><text:span text:style-name="T1">elle à décroitre ? Jusqu'à présent, cette dernière n'a cessé d'augmenter à un rythme régulier, </text:span></text:p>
          </draw:text-box>
        </draw:frame>
        <draw:frame draw:style-name="gr1" draw:text-style-name="P2" draw:layer="layout" svg:width="15.929cm" svg:height="0.425cm" svg:x="2.498cm" svg:y="15.507cm">
          <draw:text-box>
            <text:p text:style-name="P1"><text:span text:style-name="T1">pour atteindre 97 millions de barils par jour en 2016. Mais tous les spécialistes s'accordent a </text:span></text:p>
          </draw:text-box>
        </draw:frame>
        <draw:frame draw:style-name="gr1" draw:text-style-name="P2" draw:layer="layout" svg:width="7.659cm" svg:height="0.425cm" svg:x="2.498cm" svg:y="16.023cm">
          <draw:text-box>
            <text:p text:style-name="P1"><text:span text:style-name="T1">penser qu'elle ne montera pas jusqu'au ciel. </text:span></text:p>
          </draw:text-box>
        </draw:frame>
        <draw:frame draw:style-name="gr1" draw:text-style-name="P2" draw:layer="layout" svg:width="16.67cm" svg:height="0.425cm" svg:x="2.498cm" svg:y="16.54cm">
          <draw:text-box>
            <text:p text:style-name="P1"><text:span text:style-name="T1">Certes, <text:s/>les <text:s/>pays <text:s/>émergents <text:s/>vont <text:s/>se <text:s/>montrer <text:s/>de <text:s/>plus <text:s/>en <text:s/>plus <text:s/>gourmands <text:s/>du <text:s/>simple <text:s/>fait <text:s/>de </text:span></text:p>
          </draw:text-box>
        </draw:frame>
        <draw:frame draw:style-name="gr1" draw:text-style-name="P2" draw:layer="layout" svg:width="15.831cm" svg:height="0.425cm" svg:x="2.498cm" svg:y="17.056cm">
          <draw:text-box>
            <text:p text:style-name="P1"><text:span text:style-name="T1">l'accroissement de leur parc automobile. En à peine six ans, la consommation de la Chine et </text:span></text:p>
          </draw:text-box>
        </draw:frame>
        <draw:frame draw:style-name="gr1" draw:text-style-name="P2" draw:layer="layout" svg:width="15.891cm" svg:height="0.425cm" svg:x="2.498cm" svg:y="17.573cm">
          <draw:text-box>
            <text:p text:style-name="P1"><text:span text:style-name="T1">de l'Inde a explosé de 30 % ! L'Afrique, dont la population doit bondir de 50 % d'ici 2050, va, </text:span></text:p>
          </draw:text-box>
        </draw:frame>
        <draw:frame draw:style-name="gr1" draw:text-style-name="P2" draw:layer="layout" svg:width="16.377cm" svg:height="0.425cm" svg:x="2.498cm" svg:y="18.089cm">
          <draw:text-box>
            <text:p text:style-name="P1"><text:span text:style-name="T1">elle aussi se montrer assoiffée. Mais comme, de leur côté, les pays occidentaux, et notamment </text:span></text:p>
          </draw:text-box>
        </draw:frame>
        <draw:frame draw:style-name="gr1" draw:text-style-name="P2" draw:layer="layout" svg:width="15.756cm" svg:height="0.425cm" svg:x="2.498cm" svg:y="18.606cm">
          <draw:text-box>
            <text:p text:style-name="P1"><text:span text:style-name="T1">l'Europe, vont réduire leur consommation grâce à la voiture électrique, le marché finira par </text:span></text:p>
          </draw:text-box>
        </draw:frame>
        <draw:frame draw:style-name="gr1" draw:text-style-name="P2" draw:layer="layout" svg:width="15.499cm" svg:height="0.425cm" svg:x="2.498cm" svg:y="19.122cm">
          <draw:text-box>
            <text:p text:style-name="P1"><text:span text:style-name="T1">s'équilibrer. « La demande devrait se stabiliser autour de 110 millions de barils par jour et </text:span></text:p>
          </draw:text-box>
        </draw:frame>
        <draw:frame draw:style-name="gr1" draw:text-style-name="P2" draw:layer="layout" svg:width="15.72cm" svg:height="0.425cm" svg:x="2.498cm" svg:y="19.638cm">
          <draw:text-box>
            <text:p text:style-name="P1"><text:span text:style-name="T1">commencer à baisser ensuite, peut-être vers 2040 » prévoit Guy Moisonnier, économiste à </text:span></text:p>
          </draw:text-box>
        </draw:frame>
        <draw:frame draw:style-name="gr1" draw:text-style-name="P2" draw:layer="layout" svg:width="4.216cm" svg:height="0.425cm" svg:x="2.498cm" svg:y="20.155cm">
          <draw:text-box>
            <text:p text:style-name="P1"><text:span text:style-name="T1">I'IFP Energies nouvelles. </text:span></text:p>
          </draw:text-box>
        </draw:frame>
        <draw:frame draw:style-name="gr1" draw:text-style-name="P2" draw:layer="layout" svg:width="0.422cm" svg:height="0.425cm" svg:x="2.498cm" svg:y="20.6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022cm" svg:height="0.425cm" svg:x="6.029cm" svg:y="21.188cm">
          <draw:text-box>
            <text:p text:style-name="P1"><text:span text:style-name="T2">La baisse des cours a plongé l'Arabie dans le déficit </text:span></text:p>
          </draw:text-box>
        </draw:frame>
        <draw:frame draw:style-name="gr1" draw:text-style-name="P2" draw:layer="layout" svg:width="16.223cm" svg:height="0.425cm" svg:x="2.498cm" svg:y="21.713cm">
          <draw:text-box>
            <text:p text:style-name="P1"><text:span text:style-name="T1"><text:s/></text:span><text:span text:style-name="T1">Quatre-vingt-quinze dollars le baril. C'est le niveau du cours du pétrole dont l'Arable saoudite </text:span></text:p>
          </draw:text-box>
        </draw:frame>
        <draw:frame draw:style-name="gr1" draw:text-style-name="P2" draw:layer="layout" svg:width="16.026cm" svg:height="0.425cm" svg:x="2.498cm" svg:y="22.229cm">
          <draw:text-box>
            <text:p text:style-name="P1"><text:span text:style-name="T1">aurait besoin pour équilibrer son budget. Autant dire que la dégringolade des cours du brut - </text:span></text:p>
          </draw:text-box>
        </draw:frame>
        <draw:frame draw:style-name="gr1" draw:text-style-name="P2" draw:layer="layout" svg:width="16.383cm" svg:height="0.425cm" svg:x="2.498cm" svg:y="22.746cm">
          <draw:text-box>
            <text:p text:style-name="P1"><text:span text:style-name="T1">ils sont passés de 115 dollars en juillet 2014 à environ 50 aujourd'hui - a placé le royaume dans </text:span></text:p>
          </draw:text-box>
        </draw:frame>
        <draw:frame draw:style-name="gr1" draw:text-style-name="P2" draw:layer="layout" svg:width="16.149cm" svg:height="0.425cm" svg:x="2.498cm" svg:y="23.262cm">
          <draw:text-box>
            <text:p text:style-name="P1"><text:span text:style-name="T1">une position intenable. Comme un vulgaire pays européen, Riyad à été contraint de lancer un </text:span></text:p>
          </draw:text-box>
        </draw:frame>
        <draw:frame draw:style-name="gr1" draw:text-style-name="P2" draw:layer="layout" svg:width="16.123cm" svg:height="0.425cm" svg:x="2.498cm" svg:y="23.779cm">
          <draw:text-box>
            <text:p text:style-name="P1"><text:span text:style-name="T1">vaste programme d'économies, 69 milliards de dollars de projets d'investissements devraient </text:span></text:p>
          </draw:text-box>
        </draw:frame>
        <draw:frame draw:style-name="gr1" draw:text-style-name="P2" draw:layer="layout" svg:width="15.472cm" svg:height="0.425cm" svg:x="2.498cm" svg:y="24.295cm">
          <draw:text-box>
            <text:p text:style-name="P1"><text:span text:style-name="T1">être supprimés et un emprunt de 17,5 milliards a été lancé. Les 32 millions d'habitants du </text:span></text:p>
          </draw:text-box>
        </draw:frame>
        <draw:frame draw:style-name="gr1" draw:text-style-name="P2" draw:layer="layout" svg:width="15.912cm" svg:height="0.425cm" svg:x="2.498cm" svg:y="24.812cm">
          <draw:text-box>
            <text:p text:style-name="P1"><text:span text:style-name="T1">pays, <text:s/>habitués <text:s/>à <text:s/>être <text:s/>arrosés <text:s/>de <text:s/>subventions, <text:s/>risquent <text:s/>de <text:s/>ne <text:s/>pas <text:s/>apprécier <text:s/>cette <text:s/>cure </text:span></text:p>
          </draw:text-box>
        </draw:frame>
        <draw:frame draw:style-name="gr1" draw:text-style-name="P2" draw:layer="layout" svg:width="2.275cm" svg:height="0.425cm" svg:x="2.498cm" svg:y="25.328cm">
          <draw:text-box>
            <text:p text:style-name="P1"><text:span text:style-name="T1">d'austérité... </text:span></text:p>
          </draw:text-box>
        </draw:frame>
        <draw:frame draw:style-name="gr1" draw:text-style-name="P2" draw:layer="layout" svg:width="7.148cm" svg:height="0.425cm" svg:x="2.498cm" svg:y="25.845cm">
          <draw:text-box>
            <text:p text:style-name="P1"><text:span text:style-name="T1">Philippe Eliakim, Capital.fr, Octobre 2017 </text:span></text:p>
          </draw:text-box>
        </draw:frame>
        <draw:frame draw:style-name="gr1" draw:text-style-name="P2" draw:layer="layout" svg:width="0.422cm" svg:height="0.425cm" svg:x="2.498cm" svg:y="26.361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ingdings" svg:font-family="Wingdings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4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09T14:36:11.160000000</dc:date>
    <meta:editing-duration>PT23M13S</meta:editing-duration>
    <meta:editing-cycles>2</meta:editing-cycles>
    <meta:generator>LibreOffice/24.8.0.3$Windows_X86_64 LibreOffice_project/0bdf1299c94fe897b119f97f3c613e9dca6be583</meta:generator>
    <meta:document-statistic meta:object-count="218"/>
  </office:meta>
</office:document-meta>
</file>